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es.getSingle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.and( SourceFiles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and( SourceFile ...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getSing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getSingleFrom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Files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Fil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get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of( SourceFile ...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SourceFiles( DynamicFiles &lt; SourceFile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and( Iterable &lt; SourceFile &gt; 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